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2pt"/>
    </style:style>
    <style:style style:name="co2" style:family="table-column">
      <style:table-column-properties fo:break-before="auto" style:column-width="388.6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22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Tasks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Tasks</text:p>
          </table:table-cell>
          <table:table-cell table:style-name="ce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d a way to read the Unique ID for every mote and store in a table for every mot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lk about routing protocol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nsor Reading</text:p>
          </table:table-cell>
          <table:table-cell table:style-name="ce2" office:value-type="string" calcext:value-type="string">
            <text:p>Wind Speed</text:p>
          </table:table-cell>
          <table:table-cell table:style-name="ce2" office:value-type="string" calcext:value-type="string">
            <text:p>Joystic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nsor Controls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et absolute time from BS/Gateway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 Node Function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intenance Node Logic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cket definit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UI Design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</table:table-row>
      </table:table>
      <table:table table:name="Optimisations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Description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stant lookup times for routing table searches using hash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Nimbus Sans1" style:language-asian="zh" style:country-asian="CN" style:font-name-complex="Nimbus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0">00/00/0000</text:date>, <text:time style:data-style-name="N2" text:time-value="11:46:36.4274145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thik Sukumar</meta:initial-creator>
    <meta:creation-date>2019-06-04T16:51:22.019804562</meta:creation-date>
    <dc:date>2019-06-08T11:49:07.582722055</dc:date>
    <dc:creator>Karthik Sukumar</dc:creator>
    <meta:editing-duration>PT12M48S</meta:editing-duration>
    <meta:editing-cycles>6</meta:editing-cycles>
    <meta:generator>LibreOffice/6.2.3.2$Linux_X86_64 LibreOffice_project/20$Build-2</meta:generator>
    <meta:document-statistic meta:table-count="2" meta:cell-count="62" meta:object-count="0"/>
  </office:meta>
</office:document-meta>
</file>